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DATABASE Hospital_BD;</text:p>
      <text:p text:style-name="P1"/>
      <text:p text:style-name="P1">USE Hospital_BD;</text:p>
      <text:p text:style-name="P1">DROP TABLE IF EXISTS Dept,Emp,Hospital,Doctor,Sala,Plantilla,Enfermo;</text:p>
      <text:p text:style-name="P1"/>
      <text:p text:style-name="P1">CREATE TABLE Dept(</text:p>
      <text:p text:style-name="P1">Dept_No INT NOT NULL,</text:p>
      <text:p text:style-name="P1">DNombre VARCHAR(50) NULL,</text:p>
      <text:p text:style-name="P1">Loc VARCHAR(50) NULL</text:p>
      <text:p text:style-name="P1">);</text:p>
      <text:p text:style-name="P1"/>
      <text:p text:style-name="P1">CREATE TABLE Emp(</text:p>
      <text:p text:style-name="P1">Emp_No INT NOT NULL,</text:p>
      <text:p text:style-name="P1">Apellido VARCHAR(50) NULL,</text:p>
      <text:p text:style-name="P1">Oficio VARCHAR(50) NULL,</text:p>
      <text:p text:style-name="P1">Dir INT NULL,</text:p>
      <text:p text:style-name="P1">Fecha_Alt DATE NULL,</text:p>
      <text:p text:style-name="P1">Salario DECIMAL(9,2) NULL,</text:p>
      <text:p text:style-name="P1">Comision DECIMAL(9,2) NULL,</text:p>
      <text:p text:style-name="P1">Dept_No INT NULL</text:p>
      <text:p text:style-name="P1">);</text:p>
      <text:p text:style-name="P1"/>
      <text:p text:style-name="P1">CREATE TABLE Hospital(</text:p>
      <text:p text:style-name="P1">Hospital_Cod INT NOT NULL,</text:p>
      <text:p text:style-name="P1">Nombre VARCHAR(50) NULL,</text:p>
      <text:p text:style-name="P1">Direccion VARCHAR(50) NULL,</text:p>
      <text:p text:style-name="P1">Telefono VARCHAR(50) NULL,</text:p>
      <text:p text:style-name="P1">Num_Cama INT NULL</text:p>
      <text:p text:style-name="P1">);</text:p>
      <text:p text:style-name="P1"/>
      <text:p text:style-name="P1">CREATE TABLE Doctor(</text:p>
      <text:p text:style-name="P1">Doctor_No INT NOT NULL,</text:p>
      <text:p text:style-name="P1">Hospital_Cod INT NOT NULL,</text:p>
      <text:p text:style-name="P1">Apellido VARCHAR(50) NULL,</text:p>
      <text:p text:style-name="P1">Especialidad VARCHAR(50) NULL</text:p>
      <text:p text:style-name="P1">);</text:p>
      <text:p text:style-name="P1"/>
      <text:p text:style-name="P1">CREATE TABLE Sala(</text:p>
      <text:p text:style-name="P1">Sala_Cod INT NOT NULL,<text:tab/></text:p>
      <text:p text:style-name="P1">Hospital_Cod INT NOT NULL,</text:p>
      <text:p text:style-name="P1">Nombre VARCHAR(50) NULL,</text:p>
      <text:p text:style-name="P1">Num_Cama INT NULL</text:p>
      <text:p text:style-name="P1">);</text:p>
      <text:p text:style-name="P1"/>
      <text:p text:style-name="P1">CREATE TABLE Plantilla(</text:p>
      <text:p text:style-name="P1">Empleado_No INT NOT NULL,</text:p>
      <text:p text:style-name="P1">Sala_Cod INT NOT NULL,<text:tab/></text:p>
      <text:p text:style-name="P1">Hospital_Cod INT NOT NULL,</text:p>
      <text:p text:style-name="P1">Apellido VARCHAR(50) NULL,</text:p>
      <text:p text:style-name="P1">Funcion VARCHAR(50) NULL,</text:p>
      <text:p text:style-name="P1">T VARCHAR(15) NULL,</text:p>
      <text:p text:style-name="P1">Salario DECIMAL(9,2) NULL</text:p>
      <text:p text:style-name="P1">);</text:p>
      <text:p text:style-name="P1"><text:soft-page-break/></text:p>
      <text:p text:style-name="P1">CREATE TABLE Enfermo(</text:p>
      <text:p text:style-name="P1">Inscripcion INT NOT NULL,</text:p>
      <text:p text:style-name="P1">Apellido VARCHAR(50) NULL,</text:p>
      <text:p text:style-name="P1">Direccion VARCHAR(50) NULL,</text:p>
      <text:p text:style-name="P1">Fecha_Nac VARCHAR(50) NULL,</text:p>
      <text:p text:style-name="P1">S VARCHAR(2) NULL,</text:p>
      <text:p text:style-name="P1">NSS INT NULL</text:p>
      <text:p text:style-name="P1">);</text:p>
      <text:p text:style-name="P1"/>
      <text:p text:style-name="P1">--Insertar datos en la table Dept</text:p>
      <text:p text:style-name="P1">INSERT INTO Dept(Dept_No,DNombre,Loc) VALUES(10,'CONTABILIDAD','ELCHE');</text:p>
      <text:p text:style-name="P1">INSERT INTO Dept(Dept_No,DNombre,Loc) VALUES(20,'INVESTIGACIÓN','MADRID');</text:p>
      <text:p text:style-name="P1">INSERT INTO Dept(Dept_No,DNombre,Loc) VALUES(30,'VENTAS','BARCELONA');</text:p>
      <text:p text:style-name="P1">INSERT INTO Dept(Dept_No,DNombre,Loc) VALUES(40,'PRODUCCIÓN','SALAMANCA');</text:p>
      <text:p text:style-name="P1">--Insertar datos en la tabla Emp</text:p>
      <text:p text:style-name="P1">INSERT INTO Emp( Emp_No, Apellido, Oficio, Dir, Fecha_Alt, Salario, Comision, Dept_No)</text:p>
      <text:p text:style-name="P1">VALUES</text:p>
      <text:p text:style-name="P1">(7369,'SANCHEZ','EMPLEADO',7902,'1980-12-17',10400,0,20),</text:p>
      <text:p text:style-name="P1">(7499,'ARROYO','VENDEDOR',7698,'1981-02-22',208000,39000,30),</text:p>
      <text:p text:style-name="P1">(7521,'SALA','VENDEDOR',689,'1981-02-22',162500,65000,30),</text:p>
      <text:p text:style-name="P1">(7566,'JIMENEZ','DIRECTOR',7839,'1981-04-02',386750,0,20),</text:p>
      <text:p text:style-name="P1">(7654,'MARTIN','VENDEDOR',7698,'1981-09-28',182000,182000,30),</text:p>
      <text:p text:style-name="P1">(7698,'NEGRO','DIRECTOR',7839,'1981-05-01',370500,0,30),</text:p>
      <text:p text:style-name="P1">(7782,'CEREZO','DIRECTOR',7839,'1981-06-09',318500,0,10),</text:p>
      <text:p text:style-name="P1">(7788,'NINO','ANALISTA',7566,'1987-03-30',390000,0,20),</text:p>
      <text:p text:style-name="P1">(7839,'REY','PRESIDENTE',0,'1981-11-17',650000,0,10),</text:p>
      <text:p text:style-name="P1">(7844,'TOVAR','VENDEDOR',7698,'1981-09-08',195000,0,30),</text:p>
      <text:p text:style-name="P1">(7876,'ALONSO','EMPLEADO',7788,'1987-05-03',143000,0,20),</text:p>
      <text:p text:style-name="P1">(7900,'JIMENO','EMPLEADO',7698,'1981-12-03',123500,0,30),</text:p>
      <text:p text:style-name="P1">(7902,'FERNANDEZ','ANALISTA',7566,'1981-12-03',390000,0,20),</text:p>
      <text:p text:style-name="P1">(7934,'MUÑOZ','EMPLEADO',7782,'1982-06-23',169000,0,10),</text:p>
      <text:p text:style-name="P1">(7119,'SERRA','DIRECTOR',7839,'1983-11-19',225000,39000,20),</text:p>
      <text:p text:style-name="P1">(7322,'GARCIA','EMPLEADO',7119,'1982-10-12',129000,0,20);</text:p>
      <text:p text:style-name="P1">--Insertar datos en la tabla Hospital</text:p>
      <text:p text:style-name="P1">INSERT INTO Hospital(Hospital_Cod,Nombre,Direccion,Telefono, Num_Cama) VALUES(19,'Provincial','O Donell 50','964-4256',502);</text:p>
      <text:p text:style-name="P1">INSERT INTO Hospital(Hospital_Cod,Nombre,Direccion,Telefono, Num_Cama) VALUES(18,'General','Atocha s/n','595-3111',987);</text:p>
      <text:p text:style-name="P1">INSERT INTO Hospital(Hospital_Cod,Nombre,Direccion,Telefono, Num_Cama) VALUES(22,'La Paz','Castellana 1000','923-5411',412);</text:p>
      <text:p text:style-name="P1">INSERT INTO Hospital(Hospital_Cod,Nombre,Direccion,Telefono, Num_Cama) VALUES(45,'San Carlos','Ciudad Universitaria','597-1500',845);</text:p>
      <text:p text:style-name="P1"/>
      <text:p text:style-name="P1">--Insertar datos en la tabla Doctor</text:p>
      <text:p text:style-name="P1">INSERT INTO Doctor(Hospital_Cod,Doctor_No,Apellido,Especialidad) VALUES(22,386,'Cabeza D.','Psiquiatría');</text:p>
      <text:p text:style-name="P1">INSERT INTO Doctor(Hospital_Cod,Doctor_No,Apellido,Especialidad) VALUES(22,398,'Best D.','Urología');</text:p>
      <text:p text:style-name="P1">INSERT INTO Doctor(Hospital_Cod,Doctor_No,Apellido,Especialidad) VALUES(19,435,'López A.','Cardiología');</text:p>
      <text:p text:style-name="P1">INSERT INTO Doctor(Hospital_Cod,Doctor_No,Apellido,Especialidad) VALUES(22,453,'Galo D.','Pediatría');</text:p>
      <text:p text:style-name="P1">INSERT INTO Doctor(Hospital_Cod,Doctor_No,Apellido,Especialidad) VALUES(45,522,'Adams C.','Neurología');</text:p>
      <text:p text:style-name="P1"><text:soft-page-break/>INSERT INTO Doctor(Hospital_Cod,Doctor_No,Apellido,Especialidad) VALUES(18,585,'Miller G.','Ginecología');</text:p>
      <text:p text:style-name="P1">INSERT INTO Doctor(Hospital_Cod,Doctor_No,Apellido,Especialidad) VALUES(45,607,'Chuki P.','Pediatría');</text:p>
      <text:p text:style-name="P1">INSERT INTO Doctor(Hospital_Cod,Doctor_No,Apellido,Especialidad) VALUES(18,982,'Cajal R.','Cardiología');</text:p>
      <text:p text:style-name="P1"/>
      <text:p text:style-name="P1">--Insertar datos en la tabla Sala</text:p>
      <text:p text:style-name="P1">INSERT INTO Sala VALUES(1,22,'Recuperación',10);</text:p>
      <text:p text:style-name="P1">INSERT INTO Sala VALUES(1,45,'Recuperación',15);</text:p>
      <text:p text:style-name="P1">INSERT INTO Sala VALUES(2,22,'Maternidad',34);</text:p>
      <text:p text:style-name="P1">INSERT INTO Sala VALUES(2,45,'Maternidad',24);</text:p>
      <text:p text:style-name="P1">INSERT INTO Sala VALUES(3,19,'Cuidados Intensivos',21);</text:p>
      <text:p text:style-name="P1">INSERT INTO Sala VALUES(3,18,'Cuidados Intensivos',10);</text:p>
      <text:p text:style-name="P1">INSERT INTO Sala VALUES(4,18,'Cardiología',53);</text:p>
      <text:p text:style-name="P1">INSERT INTO Sala VALUES(4,45,'Cardiología',55);</text:p>
      <text:p text:style-name="P1">INSERT INTO Sala VALUES(6,19,'Psiquiátricos',67);</text:p>
      <text:p text:style-name="P1">INSERT INTO Sala VALUES(6,22,'Psiquiátricos',118); </text:p>
      <text:p text:style-name="P1"/>
      <text:p text:style-name="P1">--Insertar datos en la tabla Plantilla</text:p>
      <text:p text:style-name="P1">INSERT INTO Plantilla(Hospital_Cod,Sala_Cod,Empleado_No,Apellido, Funcion, T, Salario)</text:p>
      <text:p text:style-name="P1">VALUES</text:p>
      <text:p text:style-name="P1">(22,6,1009,'Higueras D.','Enfermera','T',200500),</text:p>
      <text:p text:style-name="P1">(45,4,1280,'Amigo R.','Interino','N',221000),</text:p>
      <text:p text:style-name="P1">(19,6,3106,'Hernández','Enfermero','T',275000),</text:p>
      <text:p text:style-name="P1">(19,6,3754,'Díaz B.','Enfermera','T',226200),</text:p>
      <text:p text:style-name="P1">(22,1,6065,'Rivera G.','Enfermera','N',162600),</text:p>
      <text:p text:style-name="P1">(18,4,6357,'Karplus W.','Interino','T',337900),</text:p>
      <text:p text:style-name="P1">(22,1,7379,'Carlos R.','Enfermera','T',211900),</text:p>
      <text:p text:style-name="P1">(22,6,8422,'Bocina G.','Enfermero','M',183800),</text:p>
      <text:p text:style-name="P1">(45,1,8526,'Frank H.','Enfermera','T',252200),</text:p>
      <text:p text:style-name="P1">(22,2,9901,'Núñez C.','Interino','M',221000);</text:p>
      <text:p text:style-name="P1"/>
      <text:p text:style-name="P1">--Insertar datos en la tabla Enfermo</text:p>
      <text:p text:style-name="P1">INSERT INTO Enfermo(Inscripcion,Apellido,Direccion,Fecha_Nac,S,NSS)</text:p>
      <text:p text:style-name="P1">VALUES</text:p>
      <text:p text:style-name="P1">(10995,'Laguña M.','Goya 20','1956-05-16','M',280862422),</text:p>
      <text:p text:style-name="P1">(14024,'Fernández M.','Recoletos 50','1960-05-21','F',284991452),</text:p>
      <text:p text:style-name="P1">(18004,'Serrano V.','Alcalá 12','1967-06-23','F',321790059),</text:p>
      <text:p text:style-name="P1">(36658,'Domin S.','Mayor 71','1942-01-01','M',160654471),</text:p>
      <text:p text:style-name="P1">(38702,'Neal R.','Orense 11','1940-06-18','F',380010217),</text:p>
      <text:p text:style-name="P1">(39217,'Cervantes M.','Perán 38','1952-02-19','M',440294390),</text:p>
      <text:p text:style-name="P1">(59076,'Miller B.','López de Hoyos 2','1945-09-16','F',311969044),</text:p>
      <text:p text:style-name="P1">(63827,'Ruiz P.','Ezquerdo 103','1980-12-26','M',100973253),</text:p>
      <text:p text:style-name="P1">(64823,'Fraiser A.','Soto 3','1980-07-10','F',285201776),</text:p>
      <text:p text:style-name="P1">(74835,'Benítez E.','Argentina','1957-10-05','M',154811767);</text:p>
      <text:p text:style-name="P1"/>
      <text:p text:style-name="P1">-- 1) Crear un Trigger que borre en cascada sobre la tabla relacionada cuando</text:p>
      <text:p text:style-name="P1">-- borremos una sala. Mostrar el registro borrado al ejecutar el Trigger.</text:p>
      <text:p text:style-name="P1">DROP TRIGGER IF EXISTS tr_borradoSalas;</text:p>
      <text:p text:style-name="P1"/>
      <text:p text:style-name="P1">DELIMITER //</text:p>
      <text:p text:style-name="P1">CREATE TRIGGER tr_borradoSalas</text:p>
      <text:p text:style-name="P1">BEFORE DELETE</text:p>
      <text:p text:style-name="P1"><text:soft-page-break/>ON Sala</text:p>
      <text:p text:style-name="P1">FOR EACH ROW</text:p>
      <text:p text:style-name="P1">BEGIN</text:p>
      <text:p text:style-name="P1"><text:s text:c="4"/>DELETE FROM Plantilla WHERE Plantilla.Sala_Cod = Sala.Sala_Cod;</text:p>
      <text:p text:style-name="P1">END //</text:p>
      <text:p text:style-name="P1">DELIMITER ;</text:p>
      <text:p text:style-name="P1"/>
      <text:p text:style-name="P1">-- 2) Crear un Trigger que se active cuando Actualicemos alguna sala del hospital,</text:p>
      <text:p text:style-name="P1">-- modificando sus tablas relacionadas. Mostrar el registro Actualizado. </text:p>
      <text:p text:style-name="P1">DROP TRIGGER IF EXISTS tr_actualizarSalas;</text:p>
      <text:p text:style-name="P1"/>
      <text:p text:style-name="P1">DELIMITER //</text:p>
      <text:p text:style-name="P1">CREATE TRIGGER tr_actualizarSalas</text:p>
      <text:p text:style-name="P1">BEFORE UPDATE</text:p>
      <text:p text:style-name="P1">ON Sala</text:p>
      <text:p text:style-name="P1">FOR EACH ROW</text:p>
      <text:p text:style-name="P1">BEGIN</text:p>
      <text:p text:style-name="P1"><text:s text:c="4"/>UPDATE Plantillas SET Sala_Cod = new.Sala_Cod WHERE Sala_Cod = old.Sala_Cod;</text:p>
      <text:p text:style-name="P1">END //</text:p>
      <text:p text:style-name="P1">DELIMITER ;</text:p>
      <text:p text:style-name="P1"/>
      <text:p text:style-name="P1">-- 3) Crear un Trigger que se active al eliminar un registro en la tabla hospital</text:p>
      <text:p text:style-name="P1">-- y modifique las tablas correspondientes.</text:p>
      <text:p text:style-name="P1">DROP TRIGGER IF EXISTS tr_borradoHospitales;</text:p>
      <text:p text:style-name="P1"/>
      <text:p text:style-name="P1">DELIMITER //</text:p>
      <text:p text:style-name="P1">CREATE TRIGGER tr_borradoHospitales</text:p>
      <text:p text:style-name="P1">BEFORE UPDATE</text:p>
      <text:p text:style-name="P1">ON Hospital</text:p>
      <text:p text:style-name="P1">FOR EACH ROW</text:p>
      <text:p text:style-name="P1">BEGIN</text:p>
      <text:p text:style-name="P1"><text:s text:c="4"/>DELETE FROM Doctor WHERE Doctor.Hospital_Cod = Hospital.Hospital_Cod;</text:p>
      <text:p text:style-name="P1"><text:s text:c="4"/>DELETE FROM Sala WHERE Sala.Hospital_Cod = Hospital.Hospital_Cod;</text:p>
      <text:p text:style-name="P1"><text:s text:c="4"/>DELETE FROM Plantilla WHERE Plantilla.Hospital_Cod = Hospital.Hospital_Cod;</text:p>
      <text:p text:style-name="P1">END //</text:p>
      <text:p text:style-name="P1">DELIMITER 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167" meta:word-count="598" meta:character-count="6945" meta:non-whitespace-character-count="6497"/>
  </office:meta>
</office:document-meta>
</file>